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8" office:value-type="string" office:string-value="Reminder. Details">
            <text:p>Reminder. Details</text:p>
          </table:table-cell>
          <table:table-cell table:style-name="ce8" office:value-type="string" office:string-value=""/>
          <table:table-cell table:style-name="ce8" office:value-type="string" office:string-value="Reminder">
            <text:p>Remi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mind a customer of payments past due.">
            <text:p>A document used to remind a customer of payments past d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nder. UBL Version Identifier. Identifier">
            <text:p>Reminder. UBL Vers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nder. Customization Identifier. Identifier">
            <text:p>Reminder. Customiza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nder. Profile Identifier. Identifier">
            <text:p>Reminder. Profile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nder. Profile Execution Identifier. Identifier">
            <text:p>Reminder. Profile Execu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nder. Identifier">
            <text:p>Remind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nvoice Number">
            <text:p>Invoice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nder. Copy_ Indicator. Indicator">
            <text:p>Reminder. Copy_ Indicator. Indicato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nder. UUID. Identifier">
            <text:p>Reminder. UUID.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nder. Issue Date. Date">
            <text:p>Reminder. Issue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nvoice Date">
            <text:p>Invoice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nder. Issue Time. Time">
            <text:p>Reminder. Issue Time. Tim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9" office:string-value="Reminder. Reminder Type Code. Code">
            <text:p>Reminder. Reminder Type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ype">
            <text:p>Reminder Type</text:p>
          </table:table-cell>
          <table:table-cell office:value-type="string" table:style-name="ce9" office:string-value="Code">
            <text:p>Code</text:p>
          </table:table-cell>
          <table:table-cell office:value-type="string" table:style-name="ce11" table:formula="of:=IF([.F12]&lt;&gt;&quot;&quot;;CONCATENATE([.F12];&quot; &quot;;[.G12]);[.G12])" office:string-value="Reminder Type Code">
            <text:p>Remi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minder.">
            <text:p>A code signifying the type of the Reminder.</text:p>
          </table:table-cell>
          <table:table-cell table:style-name="ce9" office:value-type="string" office:string-value=""/>
          <table:table-cell table:style-name="ce9" office:value-type="string" office:string-value="1027">
            <text:p>1027</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9" office:string-value="Reminder. Reminder Sequence. Numeric">
            <text:p>Reminder. Reminder Sequence.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Sequence">
            <text:p>Sequence</text:p>
          </table:table-cell>
          <table:table-cell office:value-type="string" table:style-name="ce11" table:formula="of:=IF([.F13]&lt;&gt;&quot;&quot;;CONCATENATE([.F13];&quot; &quot;;[.G13]);[.G13])" office:string-value="Reminder Sequence">
            <text:p>Reminder Sequence</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3]&lt;&gt;&quot;&quot;;CONCATENATE([.J13];&quot;_ &quot;;[.I13];&quot;. Type&quot;);CONCATENATE([.I1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minder. Note. Text">
            <text:p>Reminder. Note.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9" office:string-value="Reminder. Tax Point Date. Date">
            <text:p>Reminder. Tax Point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Tax Point">
            <text:p>Tax Point</text:p>
          </table:table-cell>
          <table:table-cell office:value-type="string" table:style-name="ce9" office:string-value="Date">
            <text:p>Date</text:p>
          </table:table-cell>
          <table:table-cell office:value-type="string" table:style-name="ce11" table:formula="of:=IF([.F15]&lt;&gt;&quot;&quot;;CONCATENATE([.F15];&quot; &quot;;[.G15]);[.G15])" office:string-value="Tax Point Date">
            <text:p>Tax Point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f the Reminder, used to indicate the point at which tax becomes applicable.">
            <text:p>The date of the Reminder, used to indicate the point at which tax becomes applicab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9" office:string-value="Reminder. Document_ Currency Code. Code">
            <text:p>Reminder. Docu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6]&lt;&gt;&quot;&quot;;CONCATENATE([.F16];&quot; &quot;;[.G16]);[.G16])"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9" office:string-value="Reminder. Tax_ Currency Code. Code">
            <text:p>Reminder. Tax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Tax">
            <text:p>Tax</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7]&lt;&gt;&quot;&quot;;CONCATENATE([.F17];&quot; &quot;;[.G17]);[.G17])"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tax amounts in the Reminder.">
            <text:p>A code signifying the currency used for tax amounts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9" office:string-value="Reminder. Pricing_ Currency Code. Code">
            <text:p>Reminder. Pricing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8]&lt;&gt;&quot;&quot;;CONCATENATE([.F18];&quot; &quot;;[.G18]);[.G18])"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rices in the Reminder.">
            <text:p>A code signifying the currency used for prices in the Remi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9" office:string-value="Reminder. Payment_ Currency Code. Code">
            <text:p>Reminder. Pay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text:p>Pay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9]&lt;&gt;&quot;&quot;;CONCATENATE([.F19];&quot; &quot;;[.G19]);[.G19])"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ayment in the Reminder.">
            <text:p>A code signifying th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9" office:string-value="Reminder. Payment Alternative_ Currency Code. Code">
            <text:p>Reminder. Payment Alternative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Alternative">
            <text:p>Payment Alternative</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20]&lt;&gt;&quot;&quot;;CONCATENATE([.F20];&quot; &quot;;[.G20]);[.G20])"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alternative currency used for payment in the Reminder.">
            <text:p>A code signifying the alternativ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9" office:string-value="Reminder. Accounting Cost Code. Code">
            <text:p>Reminder. Accounting Cost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21]&lt;&gt;&quot;&quot;;CONCATENATE([.F21];&quot; &quot;;[.G21]);[.G21])"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text:p>The buyer's accounting code, applied to the Reminder as a who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9" office:string-value="Reminder. Accounting Cost. Text">
            <text:p>Reminder. Accounting Cost.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22]&lt;&gt;&quot;&quot;;CONCATENATE([.F22];&quot; &quot;;[.G22]);[.G22])"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expressed as text.">
            <text:p>The buyer's accounting code, applied to the Reminder as a whole, expressed as tex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9" office:string-value="Reminder. Line Count. Numeric">
            <text:p>Reminder. Line Count.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3]&lt;&gt;&quot;&quot;;CONCATENATE([.F23];&quot; &quot;;[.G23]);[.G23])"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nder Lines in this document.">
            <text:p>The number of Reminder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10" office:value-type="string" office:string-value="Reminder. Reminder_ Period. Period">
            <text:p>Reminder. Reminder_ Period. Period</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table:formula="of:=[.M2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s to which the Reminder applies.">
            <text:p>The periods to which the Reminder applies.</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10" office:value-type="string" office:string-value="Reminder. Additional_ Document Reference. Document Reference">
            <text:p>Reminder. Additional_ Document Reference. Document Referenc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Reminder. Signature">
            <text:p>Reminder. Signatur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10" office:value-type="string" office:string-value="Reminder. Accounting_ Supplier Party. Supplier Party">
            <text:p>Reminder. Accounting_ Supplier Party. Suppli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10" office:value-type="string" office:string-value="Reminder. Accounting_ Customer Party. Customer Party">
            <text:p>Reminder. Accounting_ Customer Party. Custom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10" office:value-type="string" office:string-value="Reminder. Payee_ Party. Party">
            <text:p>Reminder. Paye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10" office:value-type="string" office:string-value="Reminder. Tax Representative_ Party. Party">
            <text:p>Reminder. Tax Representativ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Representative">
            <text:p>Tax Representative</text:p>
          </table:table-cell>
          <table:table-cell table:style-name="ce10" office:value-type="string" office:string-value=""/>
          <table:table-cell table:style-name="ce10" office:value-type="string" office:string-value=""/>
          <table:table-cell table:style-name="ce10" table:formula="of:=[.M3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ax representative.">
            <text:p>The tax representativ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10" office:value-type="string" office:string-value="Reminder. Payment Means">
            <text:p>Reminder. Payment Mean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10" office:value-type="string" office:string-value="Reminder. Payment Terms">
            <text:p>Reminder. Payment Term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10" office:value-type="string" office:string-value="Reminder. Prepaid_ Payment. Payment">
            <text:p>Reminder. Prepaid_ Payment. Payment</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epaid">
            <text:p>Prepaid</text:p>
          </table:table-cell>
          <table:table-cell table:style-name="ce10" office:value-type="string" office:string-value=""/>
          <table:table-cell table:style-name="ce10" office:value-type="string" office:string-value=""/>
          <table:table-cell table:style-name="ce10" table:formula="of:=[.M33]" office:value-type="string" office:string-value="Payment">
            <text:p>Payment</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xt:p>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repaid payment.">
            <text:p>A prepaid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10" office:value-type="string" office:string-value="Reminder. Allowance Charge">
            <text:p>Reminder. Allowance Charg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4]"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10" office:value-type="string" office:string-value="Reminder. Tax_ Exchange Rate. Exchange Rate">
            <text:p>Reminder. Tax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text:p>Tax</text:p>
          </table:table-cell>
          <table:table-cell table:style-name="ce10" office:value-type="string" office:string-value=""/>
          <table:table-cell table:style-name="ce10" office:value-type="string" office:string-value=""/>
          <table:table-cell table:style-name="ce10" table:formula="of:=[.M35]"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10" office:value-type="string" office:string-value="Reminder. Pricing_ Exchange Rate. Exchange Rate">
            <text:p>Reminder. Pricing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icing">
            <text:p>Pricing</text:p>
          </table:table-cell>
          <table:table-cell table:style-name="ce10" office:value-type="string" office:string-value=""/>
          <table:table-cell table:style-name="ce10" office:value-type="string" office:string-value=""/>
          <table:table-cell table:style-name="ce10" table:formula="of:=[.M3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10" office:value-type="string" office:string-value="Reminder. Payment_ Exchange Rate. Exchange Rate">
            <text:p>Reminder. Payment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table:formula="of:=[.M37]"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10" office:value-type="string" office:string-value="Reminder. Payment Alternative_ Exchange Rate. Exchange Rate">
            <text:p>Reminder. Payment Alternative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Alternative">
            <text:p>Payment Alternative</text:p>
          </table:table-cell>
          <table:table-cell table:style-name="ce10" office:value-type="string" office:string-value=""/>
          <table:table-cell table:style-name="ce10" office:value-type="string" office:string-value=""/>
          <table:table-cell table:style-name="ce10" table:formula="of:=[.M38]"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10" office:value-type="string" office:string-value="Reminder. Tax Total">
            <text:p>Reminder. Tax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10" office:value-type="string" office:string-value="Reminder. Legal_ Monetary Total. Monetary Total">
            <text:p>Reminder. Legal_ Monetary Total. Monetary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40]" office:value-type="string" office:string-value="Monetary Total">
            <text:p>Monetary Total</text:p>
          </table:table-cell>
          <table:table-cell table:style-name="ce10" office:value-type="string"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onetary Total">
            <text:p>Monetary Total</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10" office:value-type="string" office:string-value="Reminder. Reminder Line">
            <text:p>Reminder. Reminder Lin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41]" office:value-type="string" office:string-value="Reminder Line">
            <text:p>Reminder Line</text:p>
          </table:table-cell>
          <table:table-cell table:style-name="ce10" office:value-type="string" office:string-value="Reminder Line">
            <text:p>Reminder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nder Line">
            <text:p>Reminder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a payment past due.">
            <text:p>A line describing a payment past du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